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207cm" svg:y="2.75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707cm" svg:y="2.755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5.207cm" svg:y="2.755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7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8.207cm" svg:y="2.755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9.707cm" svg:y="2.75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1.207cm" svg:y="2.75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2.755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2.75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2.755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2.75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2.75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2.755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2.75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2.75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2.755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2.755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1.7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4.083cm" svg:y="1.7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5.583cm" svg:y="1.7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983cm" svg:y="1.7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8.483cm" svg:y="1.7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983cm" svg:y="1.7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1.483cm" svg:y="1.7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983cm" svg:y="1.7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4.383cm" svg:y="1.7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883cm" svg:y="1.7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7.283cm" svg:y="1.7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784cm" svg:y="1.7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20.283cm" svg:y="1.7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784cm" svg:y="1.7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3.284cm" svg:y="1.7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783cm" svg:y="1.7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6.284cm" svg:y="1.7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785cm" svg:y="1.7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9.284cm" svg:y="1.7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785cm" svg:y="1.745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2.207cm" svg:y="2.756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2.756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1.7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785cm" svg:y="1.746cm">
          <draw:text-box>
            <text:p><text:span text:style-name="T2">21</text:span></text:p>
          </draw:text-box>
        </draw:frame>
        <draw:custom-shape draw:style-name="gr3" draw:text-style-name="P2" draw:layer="layout" svg:width="1.508cm" svg:height="1.322cm" svg:x="2.207cm" svg:y="6.056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.707cm" svg:y="6.056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5.207cm" svg:y="6.0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707cm" svg:y="6.0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8.207cm" svg:y="6.056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5.046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083cm" svg:y="5.046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5.583cm" svg:y="5.046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6.983cm" svg:y="5.046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8.483cm" svg:y="5.046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9.983cm" svg:y="5.046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1.483cm" svg:y="5.046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2.983cm" svg:y="5.046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4.383cm" svg:y="5.046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5.883cm" svg:y="5.046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7.283cm" svg:y="5.046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8.784cm" svg:y="5.046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0.283cm" svg:y="5.046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1.784cm" svg:y="5.046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3.284cm" svg:y="5.046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4.783cm" svg:y="5.046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6.284cm" svg:y="5.046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7.785cm" svg:y="5.046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29.284cm" svg:y="5.046cm">
          <draw:text-box>
            <text:p><text:span text:style-name="T2">19</text:span></text:p>
          </draw:text-box>
        </draw:frame>
        <draw:frame draw:style-name="gr4" draw:text-style-name="P3" draw:layer="layout" svg:width="1.289cm" svg:height="1.168cm" svg:x="30.785cm" svg:y="5.046cm">
          <draw:text-box>
            <text:p><text:span text:style-name="T2">20</text:span></text:p>
          </draw:text-box>
        </draw:frame>
        <draw:custom-shape draw:style-name="gr3" draw:text-style-name="P2" draw:layer="layout" svg:width="1.508cm" svg:height="1.322cm" svg:x="32.2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5.047cm">
          <draw:text-box>
            <text:p><text:span text:style-name="T2">21</text:span></text:p>
          </draw:text-box>
        </draw:frame>
        <draw:frame draw:style-name="gr4" draw:text-style-name="P3" draw:layer="layout" svg:width="1.289cm" svg:height="1.168cm" svg:x="33.785cm" svg:y="5.047cm">
          <draw:text-box>
            <text:p><text:span text:style-name="T2">22</text:span></text:p>
          </draw:text-box>
        </draw:frame>
        <draw:frame draw:style-name="gr5" draw:text-style-name="P4" draw:layer="layout" svg:width="1.052cm" svg:height="1.356cm" svg:x="0.955cm" svg:y="6.089cm">
          <draw:text-box>
            <text:p><text:span text:style-name="T3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5:16:35.329850186</meta:creation-date>
    <dc:date>2016-05-14T15:45:10.834876208</dc:date>
    <dc:creator>elucterio </dc:creator>
    <meta:editing-duration>PT17M16S</meta:editing-duration>
    <meta:editing-cycles>17</meta:editing-cycles>
    <meta:generator>LibreOffice/4.2.8.2$Linux_X86_64 LibreOffice_project/420m0$Build-2</meta:generator>
    <meta:document-statistic meta:object-count="89"/>
  </office:meta>
</office:document-meta>
</file>